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2.503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3.388cm"/>
    </style:style>
    <style:style style:name="co10" style:family="table-column">
      <style:table-column-properties fo:break-before="auto" style:column-width="2.02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10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/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198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227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23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233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42" table:default-cell-style-name="ce6"/>
        <table:table-column table:style-name="co11" table:number-columns-repeated="768" table:default-cell-style-name="ce6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I</text:p>
          </table:table-cell>
          <table:table-cell table:style-name="ce5" table:formula="of:=ROMAN([.C2])" office:value-type="string" office:string-value="I">
            <text:p>I</text:p>
          </table:table-cell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office:value-type="string">
            <text:p>ROMAN</text:p>
          </table:table-cell>
          <table:table-cell table:style-name="ce5" office:value-type="string">
            <text:p>ROMAN</text:p>
          </table:table-cell>
          <table:table-cell table:style-name="ce18"/>
          <table:table-cell table:style-name="ce5"/>
          <table:table-cell table:style-name="ce5"/>
          <table:table-cell table:formula="of:=IF(ISBLANK([.M2]);[.A2];[.M2])" office:value-type="string" office:string-value="I">
            <text:p>I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II</text:p>
          </table:table-cell>
          <table:table-cell table:style-name="ce5" table:formula="of:=ROMAN([.C3])" office:value-type="string" office:string-value="II">
            <text:p>II</text:p>
          </table:table-cell>
          <table:table-cell table:style-name="ce8" office:value-type="float" office:value="2.2">
            <text:p>2.2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3]);[.A3];[.M3])" office:value-type="string" office:string-value="II">
            <text:p>II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XII</text:p>
          </table:table-cell>
          <table:table-cell table:style-name="ce5" table:formula="of:=ROMAN([.C4])" office:value-type="string" office:string-value="XII">
            <text:p>XII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4]);[.A4];[.M4])" office:value-type="string" office:string-value="XII">
            <text:p>XII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IX</text:p>
          </table:table-cell>
          <table:table-cell table:style-name="ce5" table:formula="of:=ROMAN([.C5])" office:value-type="string" office:string-value="IX">
            <text:p>IX</text:p>
          </table:table-cell>
          <table:table-cell table:style-name="ce8" office:value-type="float" office:value="9">
            <text:p>9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5]);[.A5];[.M5])" office:value-type="string" office:string-value="IX">
            <text:p>IX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XI</text:p>
          </table:table-cell>
          <table:table-cell table:style-name="ce5" table:formula="of:=ROMAN([.C6])" office:value-type="string" office:string-value="XI">
            <text:p>XI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6]);[.A6];[.M6])" office:value-type="string" office:string-value="XI">
            <text:p>XI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XL</text:p>
          </table:table-cell>
          <table:table-cell table:style-name="ce5" table:formula="of:=ROMAN([.C7])" office:value-type="string" office:string-value="XL">
            <text:p>XL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7]);[.A7];[.M7])" office:value-type="string" office:string-value="XL">
            <text:p>XL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XLIX</text:p>
          </table:table-cell>
          <table:table-cell table:style-name="ce5" table:formula="of:=ROMAN([.C8])" office:value-type="string" office:string-value="XLIX">
            <text:p>XLIX</text:p>
          </table:table-cell>
          <table:table-cell table:style-name="ce8" office:value-type="float" office:value="49">
            <text:p>49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8]);[.A8];[.M8])" office:value-type="string" office:string-value="XLIX">
            <text:p>XLIX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XCIX</text:p>
          </table:table-cell>
          <table:table-cell table:style-name="ce5" table:formula="of:=ROMAN([.C9])" office:value-type="string" office:string-value="XCIX">
            <text:p>XCIX</text:p>
          </table:table-cell>
          <table:table-cell table:style-name="ce8" office:value-type="float" office:value="99">
            <text:p>99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9]);[.A9];[.M9])" office:value-type="string" office:string-value="XCIX">
            <text:p>XCIX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C</text:p>
          </table:table-cell>
          <table:table-cell table:style-name="ce5" table:formula="of:=ROMAN([.C10])" office:value-type="string" office:string-value="C">
            <text:p>C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0]);[.A10];[.M10])" office:value-type="string" office:string-value="C">
            <text:p>C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CLIX</text:p>
          </table:table-cell>
          <table:table-cell table:style-name="ce5" table:formula="of:=ROMAN([.C11])" office:value-type="string" office:string-value="CLIX">
            <text:p>CLIX</text:p>
          </table:table-cell>
          <table:table-cell table:style-name="ce8" office:value-type="float" office:value="159">
            <text:p>159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1]);[.A11];[.M11])" office:value-type="string" office:string-value="CLIX">
            <text:p>CLIX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MCXXIII</text:p>
          </table:table-cell>
          <table:table-cell table:style-name="ce5" table:formula="of:=ROMAN([.C12])" office:value-type="string" office:string-value="MCXXIII">
            <text:p>MCXXIII</text:p>
          </table:table-cell>
          <table:table-cell table:style-name="ce8" office:value-type="float" office:value="1123">
            <text:p>1123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2]);[.A12];[.M12])" office:value-type="string" office:string-value="MCXXIII">
            <text:p>MCXXIII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MMMCMXCIX</text:p>
          </table:table-cell>
          <table:table-cell table:style-name="ce5" table:formula="of:=ROMAN([.C13])" office:value-type="string" office:string-value="MMMCMXCIX">
            <text:p>MMMCMXCIX</text:p>
          </table:table-cell>
          <table:table-cell table:style-name="ce8" office:value-type="float" office:value="3999">
            <text:p>3999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3]);[.A13];[.M13])" office:value-type="string" office:string-value="MMMCMXCIX">
            <text:p>MMMCMXCIX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CDXCIX</text:p>
          </table:table-cell>
          <table:table-cell table:style-name="ce5" table:formula="of:=ROMAN([.C14])" office:value-type="string" office:string-value="CDXCIX">
            <text:p>CDXCIX</text:p>
          </table:table-cell>
          <table:table-cell table:style-name="ce8" office:value-type="float" office:value="499">
            <text:p>499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4]);[.A14];[.M14])" office:value-type="string" office:string-value="CDXCIX">
            <text:p>CDXCIX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CDXCIX</text:p>
          </table:table-cell>
          <table:table-cell table:style-name="ce5" table:formula="of:=ROMAN([.C15];[.D15])" office:value-type="string" office:string-value="CDXCIX">
            <text:p>CDXCIX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7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5]);[.A15];[.M15])" office:value-type="string" office:string-value="CDXCIX">
            <text:p>CDXCIX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LDVLIV</text:p>
          </table:table-cell>
          <table:table-cell table:style-name="ce5" table:formula="of:=ROMAN([.C16];[.D16])" office:value-type="string" office:string-value="LDVLIV">
            <text:p>LDVLIV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17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6]);[.A16];[.M16])" office:value-type="string" office:string-value="LDVLIV">
            <text:p>LDVLIV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XDIX</text:p>
          </table:table-cell>
          <table:table-cell table:style-name="ce5" table:formula="of:=ROMAN([.C17];[.D17])" office:value-type="string" office:string-value="XDIX">
            <text:p>XDIX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table:style-name="ce17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7]);[.A17];[.M17])" office:value-type="string" office:string-value="XDIX">
            <text:p>XDIX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VDIV</text:p>
          </table:table-cell>
          <table:table-cell table:style-name="ce5" table:formula="of:=ROMAN([.C18];[.D18])" office:value-type="string" office:string-value="VDIV">
            <text:p>VDIV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table:style-name="ce17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8]);[.A18];[.M18])" office:value-type="string" office:string-value="VDIV">
            <text:p>VDIV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ID</text:p>
          </table:table-cell>
          <table:table-cell table:style-name="ce5" table:formula="of:=ROMAN([.C19];[.D19])" office:value-type="string" office:string-value="ID">
            <text:p>ID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table:style-name="ce17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9]);[.A19];[.M19])" office:value-type="string" office:string-value="ID">
            <text:p>ID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MMXIII</text:p>
          </table:table-cell>
          <table:table-cell table:style-name="ce5" table:formula="of:=ROMAN([.C20];[.D20])" office:value-type="string" office:string-value="MMXIII">
            <text:p>MMXIII</text:p>
          </table:table-cell>
          <table:table-cell table:style-name="ce8" office:value-type="float" office:value="2013">
            <text:p>2013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style-name="ce17" office:value-type="float" office:value="2">
            <text:p>2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0]);[.A20];[.M20])" office:value-type="string" office:string-value="MMXIII">
            <text:p>MMXIII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style-name="ce5" table:formula="of:=ROMAN([.C21])" office:value-type="float" office:value="0">
            <text:p>Err:502</text:p>
          </table:table-cell>
          <table:table-cell table:style-name="ce8" office:value-type="float" office:value="4000">
            <text:p>4000</text:p>
          </table:table-cell>
          <table:table-cell table:style-name="ce8" table:number-columns-repeated="6"/>
          <table:table-cell table:style-name="ce17" office:value-type="float" office:value="1">
            <text:p>1</text:p>
          </table:table-cell>
          <table:table-cell table:style-name="ce5" table:number-columns-repeated="2"/>
          <table:table-cell table:style-name="ce18" office:value-type="string">
            <text:p>Err:502</text:p>
          </table:table-cell>
          <table:table-cell table:style-name="ce5"/>
          <table:table-cell table:style-name="ce5"/>
          <table:table-cell table:formula="of:=IF(ISBLANK([.M21]);[.A21];[.M21])" office:value-type="string" office:string-value="Err:502">
            <text:p>Err:502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2"/>
          <table:table-cell table:style-name="ce5"/>
          <table:table-cell table:style-name="ce9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10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3">
          <table:table-cell table:style-name="ce2"/>
          <table:table-cell table:style-name="ce5"/>
          <table:table-cell table:style-name="ce9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2"/>
          <table:table-cell table:style-name="ce5"/>
          <table:table-cell table:style-name="ce11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2"/>
          <table:table-cell table:style-name="ce5"/>
          <table:table-cell table:style-name="ce12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4">
          <table:table-cell table:style-name="ce2"/>
          <table:table-cell table:style-name="ce5"/>
          <table:table-cell table:style-name="ce13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30">
          <table:table-cell table:style-name="ce2"/>
          <table:table-cell table:style-name="ce5"/>
          <table:table-cell table:style-name="ce14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2"/>
          <table:table-cell table:style-name="ce5"/>
          <table:table-cell table:style-name="ce9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150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4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4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4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9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5"/>
          <table:table-cell table:style-name="ce8" table:number-columns-repeated="5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6"/>
          <table:table-cell table:style-name="ce8" table:number-columns-repeated="5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5"/>
          <table:table-cell table:style-name="ce10"/>
          <table:table-cell table:style-name="ce8" table:number-columns-repeated="6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8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4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9690">
          <table:table-cell table:style-name="ce2"/>
          <table:table-cell table:style-name="ce5"/>
          <table:table-cell table:style-name="ce8" table:number-columns-repeated="7"/>
          <table:table-cell table:style-name="ce17"/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55536">
          <table:table-cell table:style-name="ce5" table:number-columns-repeated="9"/>
          <table:table-cell table:style-name="ce17"/>
          <table:table-cell table:style-name="ce5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 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 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 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р.</number:text>
    </number:number-style>
    <number:number-style style:name="N163">
      <number:text>-</number:text>
      <number:number number:decimal-places="0" number:min-integer-digits="1" number:grouping="true"/>
      <number:text>р.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р.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4P0"/>
    </number:number-style>
    <number:number-style style:name="N165">
      <number:number number:decimal-places="2" number:min-integer-digits="1" number:grouping="true"/>
      <number:text>р.</number:text>
    </number:number-style>
    <number:number-style style:name="N166P0" style:volatile="true">
      <number:number number:decimal-places="2" number:min-integer-digits="1" number:grouping="true"/>
      <number:text>р.</number:text>
    </number:number-style>
    <number:number-style style:name="N166">
      <number:text>-</number:text>
      <number:number number:decimal-places="2" number:min-integer-digits="1" number:grouping="true"/>
      <number:text>р.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р.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р. </number:text>
    </number:number-style>
    <number:number-style style:name="N171P1" style:volatile="true">
      <number:text>-</number:text>
      <number:number number:decimal-places="0" number:min-integer-digits="1" number:grouping="true"/>
      <number:text>р. </number:text>
    </number:number-style>
    <number:number-style style:name="N171P2" style:volatile="true">
      <number:text> -р.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р. </number:text>
    </number:number-style>
    <number:number-style style:name="N175P1" style:volatile="true">
      <number:text>-</number:text>
      <number:number number:decimal-places="2" number:min-integer-digits="1" number:grouping="true"/>
      <number:text>р. </number:text>
    </number:number-style>
    <number:number-style style:name="N175P2" style:volatile="true">
      <number:text> -</number:text>
      <number:number number:decimal-places="0" number:min-integer-digits="0"/>
      <number:text>р.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SFr. </number:text>
      <number:number number:decimal-places="0" number:min-integer-digits="1" number:grouping="true"/>
    </number:number-style>
    <number:number-style style:name="N177">
      <number:text>SFr.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SFr. </number:text>
      <number:number number:decimal-places="0" number:min-integer-digits="1" number:grouping="true"/>
    </number:number-style>
    <number:number-style style:name="N178">
      <style:text-properties fo:color="#ff0000"/>
      <number:text>SFr. -</number:text>
      <number:number number:decimal-places="0" number:min-integer-digits="1" number:grouping="true"/>
      <style:map style:condition="value()&gt;=0" style:apply-style-name="N178P0"/>
    </number:number-style>
    <number:number-style style:name="N180P0" style:volatile="true">
      <number:text>SFr. </number:text>
      <number:number number:decimal-places="2" number:min-integer-digits="1" number:grouping="true"/>
    </number:number-style>
    <number:number-style style:name="N180">
      <number:text>SFr. -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SFr. </number:text>
      <number:number number:decimal-places="2" number:min-integer-digits="1" number:grouping="true"/>
    </number:number-style>
    <number:number-style style:name="N181">
      <style:text-properties fo:color="#ff0000"/>
      <number:text>SFr. -</number:text>
      <number:number number:decimal-places="2" number:min-integer-digits="1" number:grouping="true"/>
      <style:map style:condition="value()&gt;=0" style:apply-style-name="N181P0"/>
    </number:number-style>
    <number:number-style style:name="N185P0" style:volatile="true">
      <number:text> SFr. </number:text>
      <number:number number:decimal-places="0" number:min-integer-digits="1" number:grouping="true"/>
      <number:text> </number:text>
    </number:number-style>
    <number:number-style style:name="N185P1" style:volatile="true">
      <number:text> SFr. -</number:text>
      <number:number number:decimal-places="0" number:min-integer-digits="1" number:grouping="true"/>
      <number:text> </number:text>
    </number:number-style>
    <number:number-style style:name="N185P2" style:volatile="true">
      <number:text> SFr.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</number:text>
    </number:number-style>
    <number:number-style style:name="N187P1" style:volatile="true">
      <number:text> -</number:text>
      <number:number number:decimal-places="0" number:min-integer-digits="1" number:grouping="true"/>
      <number:text> </number:text>
    </number:number-style>
    <number:number-style style:name="N187P2" style:volatile="true">
      <number:text> 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SFr. </number:text>
      <number:number number:decimal-places="2" number:min-integer-digits="1" number:grouping="true"/>
      <number:text> </number:text>
    </number:number-style>
    <number:number-style style:name="N191P1" style:volatile="true">
      <number:text> SFr. -</number:text>
      <number:number number:decimal-places="2" number:min-integer-digits="1" number:grouping="true"/>
      <number:text> </number:text>
    </number:number-style>
    <number:number-style style:name="N191P2" style:volatile="true">
      <number:text> SFr.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 -</number:text>
      <number:number number:decimal-places="2" number:min-integer-digits="1" number:grouping="true"/>
      <number:text> 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8" number:min-integer-digits="1"/>
    </number:number-style>
    <number:number-style style:name="N195">
      <number:number number:decimal-places="7" number:min-integer-digits="1"/>
    </number:number-style>
    <number:number-style style:name="N196">
      <number:number number:decimal-places="6" number:min-integer-digits="1"/>
    </number:number-style>
    <number:number-style style:name="N197">
      <number:number number:decimal-places="5" number:min-integer-digits="1"/>
    </number:number-style>
    <number:number-style style:name="N198">
      <number:number number:decimal-places="4" number:min-integer-digits="1"/>
    </number:number-style>
    <number:number-style style:name="N199">
      <number:number number:decimal-places="3" number:min-integer-digits="1"/>
    </number:number-style>
    <number:number-style style:name="N202P0" style:volatile="true">
      <number:number number:decimal-places="3" number:min-integer-digits="1" number:grouping="true"/>
      <number:text> </number:text>
    </number:number-style>
    <number:number-style style:name="N202P1" style:volatile="true">
      <number:text> -</number:text>
      <number:number number:decimal-places="3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4" number:min-integer-digits="1" number:grouping="true"/>
      <number:text> </number:text>
    </number:number-style>
    <number:number-style style:name="N205P1" style:volatile="true">
      <number:text> -</number:text>
      <number:number number:decimal-places="4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5" number:min-integer-digits="1" number:grouping="true"/>
      <number:text> </number:text>
    </number:number-style>
    <number:number-style style:name="N208P1" style:volatile="true">
      <number:text> -</number:text>
      <number:number number:decimal-places="5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1P0" style:volatile="true">
      <number:number number:decimal-places="6" number:min-integer-digits="1" number:grouping="true"/>
      <number:text> </number:text>
    </number:number-style>
    <number:number-style style:name="N211P1" style:volatile="true">
      <number:text> -</number:text>
      <number:number number:decimal-places="6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4P0" style:volatile="true">
      <number:number number:decimal-places="1" number:min-integer-digits="1" number:grouping="true"/>
      <number:text> </number:text>
    </number:number-style>
    <number:number-style style:name="N214P1" style:volatile="true">
      <number:text> -</number:text>
      <number:number number:decimal-places="1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P1" style:volatile="true">
      <number:text> -</number:text>
      <number:number number:decimal-places="0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date-style style:name="N224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25">
      <number:currency-symbol number:language="en" number:country="US">$</number:currency-symbol>
      <number:number number:decimal-places="2" number:min-integer-digits="1" number:grouping="true"/>
    </number:currency-style>
    <number:number-style style:name="N226">
      <number:number number:decimal-places="1" number:min-integer-digits="1"/>
    </number:number-style>
    <number:number-style style:name="N227">
      <number:number number:decimal-places="15" number:min-integer-digits="1"/>
    </number:number-style>
    <number:number-style style:name="N228">
      <number:number number:decimal-places="10" number:min-integer-digits="1"/>
    </number:number-style>
    <number:number-style style:name="N229">
      <number:number number:decimal-places="18" number:min-integer-digits="1"/>
    </number:number-style>
    <number:number-style style:name="N230">
      <number:number number:decimal-places="30" number:min-integer-digits="1"/>
    </number:number-style>
    <number:number-style style:name="N231">
      <number:number number:decimal-places="19" number:min-integer-digits="1"/>
    </number:number-style>
    <number:number-style style:name="N232">
      <number:number number:decimal-places="25" number:min-integer-digits="1"/>
    </number:number-style>
    <number:number-style style:name="N233">
      <number:number number:decimal-places="11" number:min-integer-digits="1"/>
    </number:number-style>
    <number:number-style style:name="N234">
      <number:number number:decimal-places="20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5-11-22T22:05:38</meta:creation-date>
    <dc:date>2010-08-06T13:58:48</dc:date>
    <meta:editing-cycles>5</meta:editing-cycles>
    <meta:editing-duration>PT00H04M58S</meta:editing-duration>
    <dc:creator>Vladimir Korenev</dc:creator>
    <meta:document-statistic meta:table-count="1" meta:cell-count="178" meta:object-count="0"/>
    <meta:user-defined meta:name="Info 1"/>
    <meta:user-defined meta:name="Info 2"/>
    <meta:user-defined meta:name="Info 3"/>
    <meta:user-defined meta:name="Info 4"/>
  </office:meta>
</office:document-meta>
</file>